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automatic-styles>
    <style:style style:name="c0" style:family="text">
      <style:text-properties fo:font-family="Sans"/>
    </style:style>
    <style:style style:name="p3" style:family="paragraph">
      <style:paragraph-properties fo:margin-top="12pt" fo:margin-bottom="9pt"/>
    </style:style>
    <style:style style:name="c4" style:family="text">
      <style:text-properties fo:font-weight="bold" fo:font-family="Sans"/>
    </style:style>
    <style:style style:name="p5" style:family="paragraph">
      <style:paragraph-properties fo:margin-top="9pt" fo:margin-bottom="9pt"/>
    </style:style>
    <style:style style:name="c6" style:family="text">
      <style:text-properties fo:font-weight="bold" fo:font-family="Sans"/>
    </style:style>
    <style:style style:name="c7" style:family="text">
      <style:text-properties fo:font-style="italic" fo:font-family="Sans"/>
    </style:style>
    <text:list-style style:name="L8">
      <text:list-level-style-bullet text:bullet-char="●" text:level="1">
        <style:list-level-properties fo:text-align="start" text:space-before="8mm"/>
      </text:list-level-style-bullet>
    </text:list-style>
    <style:style style:name="p9" style:family="paragraph">
      <style:paragraph-properties/>
    </style:style>
    <style:style style:name="p10" style:family="paragraph">
      <style:paragraph-properties fo:margin-top="9pt"/>
    </style:style>
    <style:style style:name="p12" style:family="paragraph">
      <style:paragraph-properties fo:margin-bottom="9pt"/>
    </style:style>
  </office:automatic-styles>
  <office:body>
    <office:text>
      <text:p text:style-name="p3"><text:span text:style-name="c4">Our Philosopy</text:span></text:p>
      <text:p text:style-name="p5"><text:span text:style-name="c6">Inspired Education Trust (IET)</text:span><text:span text:style-name="c0"> aims to develop and promote frameworks for educating children by the Prophetic Tradition of treating a child with respect for its original state of innocence (</text:span><text:span text:style-name="c7">fitrah</text:span><text:span text:style-name="c0">) and modern discoveries by scientists who promote child's intrinsic motivation to grow and learn. </text:span></text:p>
      <text:p text:style-name="p5"><text:span text:style-name="c0">The core method we use is the </text:span><text:span text:style-name="c7">Montessori</text:span><text:span text:style-name="c0"> approach which suggests creating an environment that offers each child the opportunity to express and develop their individuality to learn at their own pace. This is based on the natural laws of human development (</text:span><text:span text:style-name="c7">fitrah</text:span><text:span text:style-name="c0">) confirmed by scientific discoveries and aligned with the Prophetic model of education.</text:span></text:p>
      <text:p text:style-name="p5"><text:span text:style-name="c0">IET's philosopy is based on the followings core priciples of education.</text:span></text:p>
      <text:list text:style-name="L8">
        <text:list-item>
          <text:p text:style-name="p10"><text:span text:style-name="c0">Developing </text:span><text:span text:style-name="c6">good character</text:span><text:span text:style-name="c0"> is the paramount aim of child education.</text:span></text:p>
        </text:list-item>
        <text:list-item>
          <text:p text:style-name="p9"><text:span text:style-name="c0">Maintaining the </text:span><text:span text:style-name="c6">good guardianship</text:span><text:span text:style-name="c0"> is the primary role of the teachers and educators.</text:span></text:p>
        </text:list-item>
        <text:list-item>
          <text:p text:style-name="p9"><text:span text:style-name="c0">Providing </text:span><text:span text:style-name="c6">honour</text:span><text:span text:style-name="c0">, </text:span><text:span text:style-name="c6">freedom</text:span><text:span text:style-name="c0"> of choice and nurturing </text:span><text:span text:style-name="c6">intellect</text:span><text:span text:style-name="c0"> in children are the basic values of child education.</text:span></text:p>
        </text:list-item>
        <text:list-item>
          <text:p text:style-name="p9"><text:span text:style-name="c6">Ease and moderation</text:span><text:span text:style-name="c0"> is the key method to practice in educating children</text:span></text:p>
        </text:list-item>
        <text:list-item>
          <text:p text:style-name="p12"><text:span text:style-name="c0">Creating </text:span><text:span text:style-name="c6">competency, self-reiliance and committment</text:span><text:span text:style-name="c0"> are the inherent goals of education. </text:span></text:p>
        </text:list-item>
      </text:list>
    </office:text>
  </office:body>
</office:document-content>
</file>